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2" officeooo:paragraph-rsid="001081e2"/>
    </style:style>
    <style:style style:name="P2" style:family="paragraph" style:parent-style-name="Standard">
      <style:text-properties officeooo:rsid="0011b4bb" officeooo:paragraph-rsid="0011b4bb"/>
    </style:style>
    <style:style style:name="T1" style:family="text">
      <style:text-properties officeooo:rsid="0011b4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y do we need linking(soft link,hard link)</text:p>
      <text:p text:style-name="P1">2.<text:span text:style-name="T1">wap to 10 students data (i.e name,roll no,marks,dob) and print youngest student details.</text:span></text:p>
      <text:p text:style-name="P2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34:31.171280022</meta:creation-date>
    <meta:editing-duration>PT8H39M28S</meta:editing-duration>
    <meta:editing-cycles>2</meta:editing-cycles>
    <meta:generator>LibreOffice/5.1.6.2$Linux_X86_64 LibreOffice_project/10m0$Build-2</meta:generator>
    <dc:date>2018-02-22T19:23:46.137611867</dc:date>
    <meta:document-statistic meta:table-count="0" meta:image-count="0" meta:object-count="0" meta:page-count="1" meta:paragraph-count="3" meta:word-count="21" meta:character-count="137" meta:non-whitespace-character-count="119"/>
  </office:meta>
</office:document-meta>
</file>